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9-01-14 0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8-01-2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7-01-09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6-01-18 0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5-01-22 0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4-02-04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3-09-2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3-08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8</text:p>
          </table:table-cell>
          <table:table-cell office:value-type="string" calcext:value-type="string">
            <text:p>2013-07-08 0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